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/>
    </style:style>
    <style:style style:name="T3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7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5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5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<text:span text:style-name="T2">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attr_tier_2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5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3">itm_mirkwood_helm_a_good,itm_mirkwood_helm_b,</text:span><text:span text:style-name="T4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5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6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6">|knows_ironflesh_3</text:span><text:span text:style-name="T7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6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6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6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.00.0000</text:date>, <text:time style:data-style-name="N2" text:time-value="14:11:53.5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2-31T15:49:14.166000000</dc:date>
    <meta:editing-cycles>537</meta:editing-cycles>
    <meta:editing-duration>P6DT17H9M41S</meta:editing-duration>
    <dc:creator>Jöran Balks</dc:creator>
    <meta:document-statistic meta:table-count="2" meta:cell-count="7111" meta:object-count="0"/>
  </office:meta>
</office:document-meta>
</file>